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e6613" officeooo:paragraph-rsid="000a668c"/>
    </style:style>
    <style:style style:name="P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6cd20" officeooo:paragraph-rsid="000a668c"/>
    </style:style>
    <style:style style:name="P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8cbc4" officeooo:paragraph-rsid="000a668c"/>
    </style:style>
    <style:style style:name="P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italic" fo:font-weight="normal" officeooo:rsid="0038d043" officeooo:paragraph-rsid="000a668c" style:font-style-asian="italic" style:font-weight-asian="normal" style:font-style-complex="italic" style:font-weight-complex="normal"/>
    </style:style>
    <style:style style:name="P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italic" fo:font-weight="normal" officeooo:rsid="003a1914" officeooo:paragraph-rsid="000a668c" style:font-style-asian="italic" style:font-weight-asian="normal" style:font-style-complex="italic" style:font-weight-complex="normal"/>
    </style:style>
    <style:style style:name="P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c15af" officeooo:paragraph-rsid="000a668c"/>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dc7c9" officeooo:paragraph-rsid="000a668c"/>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0a668c"/>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eb2fc" officeooo:paragraph-rsid="000a668c"/>
    </style:style>
    <style:style style:name="P1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officeooo:rsid="003f3b89" officeooo:paragraph-rsid="000a668c" style:font-style-asian="normal" style:font-style-complex="normal"/>
    </style:style>
    <style:style style:name="P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f3b89" officeooo:paragraph-rsid="000a668c"/>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284e" officeooo:paragraph-rsid="000a668c"/>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aef2" officeooo:paragraph-rsid="000a668c"/>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0aedb" officeooo:paragraph-rsid="000a668c"/>
    </style:style>
    <style:style style:name="P1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1de3d" officeooo:paragraph-rsid="000a668c"/>
    </style:style>
    <style:style style:name="P16"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officeooo:rsid="0036cd20" officeooo:paragraph-rsid="000a668c"/>
    </style:style>
    <style:style style:name="T1" style:family="text">
      <style:text-properties officeooo:rsid="00393893"/>
    </style:style>
    <style:style style:name="T2" style:family="text">
      <style:text-properties fo:font-style="italic" style:font-style-asian="italic" style:font-style-complex="italic"/>
    </style:style>
    <style:style style:name="T3" style:family="text">
      <style:text-properties fo:font-style="italic" officeooo:rsid="0038cbc4" style:font-style-asian="italic" style:font-style-complex="italic"/>
    </style:style>
    <style:style style:name="T4" style:family="text">
      <style:text-properties fo:font-style="italic" officeooo:rsid="0038d043" style:font-style-asian="italic" style:font-style-complex="italic"/>
    </style:style>
    <style:style style:name="T5" style:family="text">
      <style:text-properties fo:font-style="italic" officeooo:rsid="003eb2fc" style:font-style-asian="italic" style:font-style-complex="italic"/>
    </style:style>
    <style:style style:name="T6" style:family="text">
      <style:text-properties fo:font-style="italic" officeooo:rsid="003f3b89" style:font-style-asian="italic" style:font-style-complex="italic"/>
    </style:style>
    <style:style style:name="T7" style:family="text">
      <style:text-properties fo:font-style="italic" officeooo:rsid="004157a6" style:font-style-asian="italic" style:font-style-complex="italic"/>
    </style:style>
    <style:style style:name="T8" style:family="text">
      <style:text-properties fo:font-style="italic" officeooo:rsid="0041de3d" style:font-style-asian="italic" style:font-style-complex="italic"/>
    </style:style>
    <style:style style:name="T9" style:family="text">
      <style:text-properties fo:font-style="italic" officeooo:rsid="000c0bcb" style:font-style-asian="italic" style:font-style-complex="italic"/>
    </style:style>
    <style:style style:name="T10" style:family="text">
      <style:text-properties fo:font-style="italic" fo:font-weight="bold" officeooo:rsid="003f7c39" style:font-style-asian="italic" style:font-weight-asian="bold" style:font-style-complex="italic" style:font-weight-complex="bold"/>
    </style:style>
    <style:style style:name="T11" style:family="text">
      <style:text-properties fo:font-style="italic" fo:font-weight="normal" officeooo:rsid="003f7c39" style:font-style-asian="italic" style:font-weight-asian="normal" style:font-style-complex="italic" style:font-weight-complex="normal"/>
    </style:style>
    <style:style style:name="T12" style:family="text">
      <style:text-properties officeooo:rsid="0038cbc4"/>
    </style:style>
    <style:style style:name="T13" style:family="text">
      <style:text-properties officeooo:rsid="0038d043"/>
    </style:style>
    <style:style style:name="T14" style:family="text">
      <style:text-properties fo:font-style="normal" style:font-style-asian="normal" style:font-style-complex="normal"/>
    </style:style>
    <style:style style:name="T15" style:family="text">
      <style:text-properties fo:font-style="normal" officeooo:rsid="0038d043" style:font-style-asian="normal" style:font-style-complex="normal"/>
    </style:style>
    <style:style style:name="T16" style:family="text">
      <style:text-properties fo:font-style="normal" officeooo:rsid="00393893" style:font-style-asian="normal" style:font-style-complex="normal"/>
    </style:style>
    <style:style style:name="T17" style:family="text">
      <style:text-properties fo:font-style="normal" officeooo:rsid="003af19a" style:font-style-asian="normal" style:font-style-complex="normal"/>
    </style:style>
    <style:style style:name="T18" style:family="text">
      <style:text-properties fo:font-style="normal" officeooo:rsid="003eb2fc" style:font-style-asian="normal" style:font-style-complex="normal"/>
    </style:style>
    <style:style style:name="T19" style:family="text">
      <style:text-properties fo:font-style="normal" officeooo:rsid="003f3b89" style:font-style-asian="normal" style:font-style-complex="normal"/>
    </style:style>
    <style:style style:name="T20" style:family="text">
      <style:text-properties fo:font-style="normal" officeooo:rsid="0040aedb" style:font-style-asian="normal" style:font-style-complex="normal"/>
    </style:style>
    <style:style style:name="T21" style:family="text">
      <style:text-properties fo:font-style="normal" officeooo:rsid="0041de3d" style:font-style-asian="normal" style:font-style-complex="normal"/>
    </style:style>
    <style:style style:name="T22" style:family="text">
      <style:text-properties fo:font-style="normal" officeooo:rsid="00433a9e" style:font-style-asian="normal" style:font-style-complex="normal"/>
    </style:style>
    <style:style style:name="T23" style:family="text">
      <style:text-properties fo:font-style="normal" officeooo:rsid="004157a6" style:font-style-asian="normal" style:font-style-complex="normal"/>
    </style:style>
    <style:style style:name="T24" style:family="text">
      <style:text-properties fo:font-style="normal" officeooo:rsid="0042348e" style:font-style-asian="normal" style:font-style-complex="normal"/>
    </style:style>
    <style:style style:name="T25" style:family="text">
      <style:text-properties fo:font-style="normal" officeooo:rsid="000c0bcb" style:font-style-asian="normal" style:font-style-complex="normal"/>
    </style:style>
    <style:style style:name="T26" style:family="text">
      <style:text-properties fo:font-style="normal" style:text-underline-style="none" officeooo:rsid="0041de3d" style:font-style-asian="normal" style:font-style-complex="normal"/>
    </style:style>
    <style:style style:name="T27" style:family="text">
      <style:text-properties officeooo:rsid="003dc7c9"/>
    </style:style>
    <style:style style:name="T28" style:family="text">
      <style:text-properties officeooo:rsid="003df254"/>
    </style:style>
    <style:style style:name="T29" style:family="text">
      <style:text-properties officeooo:rsid="003eb2fc"/>
    </style:style>
    <style:style style:name="T30" style:family="text">
      <style:text-properties fo:color="#800000"/>
    </style:style>
    <style:style style:name="T31" style:family="text">
      <style:text-properties fo:color="#800000" fo:font-style="italic" style:font-style-asian="italic" style:font-style-complex="italic"/>
    </style:style>
    <style:style style:name="T32" style:family="text">
      <style:text-properties fo:color="#800000" fo:font-style="italic" officeooo:rsid="000c0bcb"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e qui nous a été fourni :</text:p>
      <text:p text:style-name="P2"/>
      <text:p text:style-name="P3">- Le lien vers le site internet aclweb.org, contenant les documents pdf à examiner. <text:span text:style-name="T1">Il s’agit de documents de recherche dans le domaine de la TAL. Notre objectif est de faire une mesure des langues qui y sont étudiées. La méthode employée consiste à compter le nombre de fois que le nom d’une langue apparaît dans un corpus, en tâchant de réduire au maximum les bruits.</text:span></text:p>
      <text:p text:style-name="P3">Plus divers autres liens et références, comme le site d’un baromètre des langues ou la mention de l’écrivain Louis-Jean Calvet.</text:p>
      <text:p text:style-name="P2"/>
      <text:p text:style-name="P3">- Un fichier corpus.ods contenant diverses informations</text:p>
      <text:p text:style-name="P3"><text:tab/><text:span text:style-name="T31">à compléter</text:span></text:p>
      <text:p text:style-name="P1"/>
      <text:p text:style-name="P3">- Le fichier Perl : depouille_v5.pl</text:p>
      <text:p text:style-name="P3">Il contient sept routines répartissables en trois groupes :</text:p>
      <text:p text:style-name="P1"><text:span text:style-name="T12">-&gt; traitement_paires, qui prend un fichier en entrée et créée un fichier de sortie, concerne les paires de langues. </text:span><text:span text:style-name="T3">(</text:span><text:span text:style-name="T32">à développer</text:span><text:span text:style-name="T3">)</text:span></text:p>
      <text:p text:style-name="P3">-&gt; concordance recherche dans tout un corpus des termes souvent associés à des noms de langues. Elle en ressort deux fichiers dont la mise en page met en évidence le contexte de la phrase correspondante et les mots voisins. Elle permet ainsi de faciliter une recherche manuelle de nouvelles langues à ajouter à notre liste des langues à compter.</text:p>
      <text:p text:style-name="P1"><text:span text:style-name="T13">-&gt; Les cinq routines restantes constituent sous deux versions différentes un même travail. </text:span><text:span text:style-name="T4">repertorie_langue</text:span><text:span text:style-name="T13"> appelle </text:span><text:span text:style-name="T4">parcours</text:span><text:span text:style-name="T13"> qui appelle </text:span><text:span text:style-name="T4">traite_texte</text:span><text:span text:style-name="T15"> et </text:span><text:span text:style-name="T4">pretraitement</text:span><text:span text:style-name="T15"> appelle </text:span><text:span text:style-name="T4">lecture</text:span><text:span text:style-name="T15">. </text:span><text:span text:style-name="T10">EDIT : </text:span><text:span text:style-name="T11">Ca m’a l’air faux, à savoir que </text:span><text:span text:style-name="T10">pretraitement</text:span><text:span text:style-name="T11"> semble être la fonction à lancer avant </text:span><text:span text:style-name="T10">repertorie_langues</text:span><text:span text:style-name="T11">. En effet, </text:span><text:span text:style-name="T10">pretraitement</text:span><text:span text:style-name="T11"> ne fait pas de décompte des langues, mais créée le fichier de corpus utilisé par </text:span><text:span text:style-name="T10">repertorie_langues</text:span><text:span text:style-name="T11">… Cependant pretraitement créée quand même un fichier de résultat, vide de résultat… il s’agirait donc bien d’une seconde version, mais incomplète ?</text:span></text:p>
      <text:p text:style-name="P4">pretraitement<text:span text:style-name="T14"> et </text:span>lecture<text:span text:style-name="T14"> sont les versions les </text:span><text:span text:style-name="T25">plus récentes</text:span><text:span text:style-name="T14">, sur lesquelles continuer le travail.</text:span></text:p>
      <text:p text:style-name="P4"><text:span text:style-name="T14">Le but de ces fonctions est de parcourir un corpus pour y compter le nombre de fois qu’une langue y figure.</text:span><text:span text:style-name="T16"> Lorsqu’une langue est trouvée, elle regarde s’il ne s’y trouve pas à proximité une autre langue, formant ainsi une paire de langues.</text:span></text:p>
      <text:p text:style-name="P5"><text:span text:style-name="T14">On y trouve aussi tout ce qui concerne la réduction des bruits, faux-positifs et le nettoyage (pré-traitement) du corpus. Nous souhaitons faire attention aux "fausses langues" </text:span>(<text:span text:style-name="T30">à préciser</text:span>)<text:span text:style-name="T14">, aux noms de pays (en anglais, la confusion est facile entre le nom d’une langue et celle d’un pays, les deux pouvant s’écrire de la même manière, même pour la casse), mais aussi à nous ces moments où un article cite une langue qui n’est pas le sujet de l’étude de l’article, par exemple en introduction pour parler d’une précédente étude. </text:span><text:span text:style-name="T17">Concrètement, la fonction enlève déjà les entêtes des documents ainsi que les parties références. Nous souhaiterions aussi retirer, dans la mesure du possible, toutes les Introductions.</text:span></text:p>
      <text:p text:style-name="P6"/>
      <text:p text:style-name="P1"/>
      <text:p text:style-name="P3">Nos divers progrès :</text:p>
      <text:p text:style-name="P3"/>
      <text:p text:style-name="P6"><text:span text:style-name="T27">- </text:span>Les premiers scripts créés servaient à télécharger tous les documents à étudier. <text:span text:style-name="T27">Il s’agit de scripts en bash.</text:span></text:p>
      <text:p text:style-name="P7">Le site source est <text:span text:style-name="T2">aclweb.org/anthology/</text:span>, où les papiers sont organisés par groupes puis par années. <text:span text:style-name="T28">Tous les liens du site sont formatés de la même manière, rendant aisé d’automatiser le téléchargement de l’ensemble des documents.</text:span></text:p>
      <text:p text:style-name="P8"><text:span text:style-name="T28">Par exemple, tous les papiers du groupe ACL (</text:span>Association for Computational Linguistics<text:span text:style-name="T29">) sont accessible via un lien de la forme : </text:span><text:span text:style-name="T5">aclweb.org/anthology/P/P**/</text:span><text:span text:style-name="T18">, où ** correspond à l’année de publication et où le P représente le groupe ACL. Si on souhaite accéder aux articles de l’EACL </text:span><text:soft-page-break/><text:span text:style-name="T18">(European Chapter of the Association for Computational Linguistics), il suffit de remplacer le P par un E : </text:span><text:span text:style-name="T5">aclweb.org/anthology/E/E**/</text:span><text:span text:style-name="T18">. Ainsi, chaque groupe a une lettre correspondante.</text:span></text:p>
      <text:p text:style-name="P9"><text:span text:style-name="T14">Nous avons donc fait un script pour récupérer tous les liens des pdf à télécharger. Ces liens sont mis dans un fichier nommé </text:span><text:span text:style-name="T2">links</text:span><text:span text:style-name="T14">. Un script est fait par groupe. Ainsi, le script </text:span><text:span text:style-name="T2">links_ACL.sh</text:span><text:span text:style-name="T14"> créée le dossier ACL/, tous les sous-dossiers ACL/P**/ et créée dans chaque sous-dossier un fichier </text:span><text:span text:style-name="T2">links</text:span><text:span text:style-name="T14"> contenant les liens de tous les pdf de ce groupe et de cette année.</text:span></text:p>
      <text:p text:style-name="P9"><text:span text:style-name="T14">Une fois ce script exécuté, il faut alors lancer le script dl_ACL.sh (encore une fois, il y a un script par groupe) qui </text:span><text:span text:style-name="T19">consiste à télécharger les liens contenus dans tous les fichiers </text:span><text:span text:style-name="T6">links</text:span><text:span text:style-name="T19">.</text:span></text:p>
      <text:p text:style-name="P10"/>
      <text:p text:style-name="P11"><text:span text:style-name="T14">- </text:span><text:span text:style-name="T20">Une deuxième composante </text:span><text:span text:style-name="T21">importante</text:span><text:span text:style-name="T20"> est la conversion des fichiers pdf en fichiers manipulables. Les convertir en txt est la base, mais d’autres formats peuvent avoir leurs intérêts.</text:span></text:p>
      <text:p text:style-name="P12"><text:span text:style-name="T20">I</text:span><text:span text:style-name="T14">l s’agissait à la base de convertir tous les documents pdf en fichier txt pour construire notre corpus de base, lequel pouvait être utilisé par les fonctions du fichier perl </text:span><text:span text:style-name="T2">depouille_v5</text:span><text:span text:style-name="T14">. </text:span><text:span text:style-name="T22">Les conversions en txt donnent des fichiers textes où, globalement, une ligne du pdf donne une ligne dans le fichier txt. Tout formatage est bien sûr perdu, ce qui n’est, à la base, pas un problème. Nous avons aussi des irrégularités dans la conversion, comme des fichiers totalement ou partiellement illisibles, ou dont le formatage est capricieux (nombreux retours à la ligne). L’illisibilité des textes concerne surtout les plus vieux, des années 80 et 90. Mais ces irrégularités ne concernent qu’une minorité des textes.</text:span></text:p>
      <text:p text:style-name="P13"><text:span text:style-name="T22">P</text:span><text:span text:style-name="T14">ar exemple, un objectif que nous nous sommes fixé est de retirer que chaque document la partie Introduction. L’objectif derrière est de réduire le bruit en supprimant toutes les langues qui pourraient y être citées, ces langues pouvant ne pas être le sujet de l’article où elles apparaitraient. Nous avions alors commencé par rechercher dans les textes les lignes ne contenant que le mot Introduction, avec éventuellement un préfixe (numéro, caractère spécial…) et un suffixe (ponctuation…). </text:span></text:p>
      <text:p text:style-name="P14"><text:span text:style-name="T14">Nous utilisons principalement les outils fournis par </text:span><text:span text:style-name="T2">poppler-util</text:span><text:span text:style-name="T7">s</text:span><text:span text:style-name="T14">, des outils en ligne de commande utilisant la librairie </text:span><text:span text:style-name="T7">Poppler</text:span><text:span text:style-name="T23">. </text:span><text:span text:style-name="T21">Nous utilisons aussi les outils fournis par </text:span><text:span text:style-name="T8">pdfminer</text:span><text:span text:style-name="T21"> (</text:span><text:a xlink:type="simple" xlink:href="https://github.com/euske/pdfminer" text:style-name="Internet_20_link" text:visited-style-name="Visited_20_Internet_20_Link"><text:span text:style-name="T21">https://github.com/euske/pdfminer</text:span></text:a><text:span text:style-name="T21">)</text:span><text:span text:style-name="T26">, s’utilisant pareillement en ligne de commande</text:span><text:span text:style-name="T21">.</text:span><text:span text:style-name="T24"> Les commandes ainsi obtenues sont, entre autres, pdftotxt, pdftohtml (du côté de poppler) ou encore pdf2txt (du côté de pdfminer). Des options peuvent être ajoutées pour d’avantage de choix.</text:span></text:p>
      <text:p text:style-name="P15"><text:span text:style-name="T14">Un script avait été fait pour convertir tous les </text:span><text:span text:style-name="T24">pdf au format voulu, mais ce script étant excessivement simple (deux boucles pour et l’une des commandes citées ci-dessus), ça peut être directement écrit dans le terminal.</text:span></text:p>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3:52:27.296682318</meta:creation-date>
    <dc:date>2018-02-21T13:55:38.216757515</dc:date>
    <meta:editing-duration>PT3M10S</meta:editing-duration>
    <meta:editing-cycles>2</meta:editing-cycles>
    <meta:generator>LibreOffice/5.2.7.2$Linux_X86_64 LibreOffice_project/20m0$Build-2</meta:generator>
    <meta:document-statistic meta:table-count="0" meta:image-count="0" meta:object-count="0" meta:page-count="2" meta:paragraph-count="25" meta:word-count="996" meta:character-count="6238" meta:non-whitespace-character-count="5265"/>
  </office:meta>
</office:document-meta>
</file>